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loext:graphic-properties draw:fill-color="#ffd320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2pt" fo:font-weight="bold" style:font-weight-asian="bold" style:font-weight-complex="bold"/>
    </style:style>
    <style:style style:name="gr1" style:family="graphic">
      <style:graphic-properties svg:stroke-width="0.101cm" draw:marker-start-width="0.649cm" draw:marker-end="Arrow" draw:marker-end-width="0.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609cm" fo:min-width="2.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d320" draw:textarea-horizontal-align="justify" draw:textarea-vertical-align="middle" draw:auto-grow-height="false" fo:min-height="4.778cm" fo:min-width="2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968cm" fo:min-width="3.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d320" draw:textarea-horizontal-align="justify" draw:textarea-vertical-align="middle" draw:auto-grow-height="false" fo:min-height="0.915cm" fo:min-width="0.7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49cm" draw:marker-start="Arrow" draw:marker-start-width="0.199cm" draw:marker-end="Arrow" draw:marker-end-width="0.19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line text:anchor-type="paragraph" draw:z-index="0" draw:name="Forme1" draw:style-name="gr1" draw:text-style-name="P1" svg:x1="-0.377cm" svg:y1="7.13cm" svg:x2="5.206cm" svg:y2="7.13cm"><text:p/></draw:line><draw:line text:anchor-type="paragraph" draw:z-index="1" draw:name="Forme1" draw:style-name="gr1" draw:text-style-name="P1" svg:x1="7.878cm" svg:y1="7.103cm" svg:x2="13.461cm" svg:y2="7.103cm"><text:p/></draw:line><draw:line text:anchor-type="paragraph" draw:z-index="2" draw:name="Forme1" draw:style-name="gr1" draw:text-style-name="P1" svg:x1="-0.378cm" svg:y1="7.13cm" svg:x2="-0.404cm" svg:y2="0.912cm"><text:p/></draw:line><draw:line text:anchor-type="paragraph" draw:z-index="3" draw:name="Forme1" draw:style-name="gr1" draw:text-style-name="P1" svg:x1="7.878cm" svg:y1="7.103cm" svg:x2="7.878cm" svg:y2="0.806cm"><text:p/></draw:line><draw:frame text:anchor-type="paragraph" draw:z-index="4" draw:name="Forme2" draw:style-name="gr2" draw:text-style-name="P2" svg:width="2.827cm" svg:height="0.544cm" svg:x="-1.647cm" svg:y="0.383cm"><draw:text-box><text:p>Rate (KByte/S)</text:p></draw:text-box></draw:frame><draw:frame text:anchor-type="paragraph" draw:z-index="5" draw:name="Forme2" draw:style-name="gr3" draw:text-style-name="P2" svg:width="2.744cm" svg:height="0.526cm" svg:x="6.634cm" svg:y="0.383cm"><draw:text-box><text:p>Rate (KByte/S)</text:p></draw:text-box></draw:frame><draw:frame text:anchor-type="paragraph" draw:z-index="6" draw:name="Forme2" draw:style-name="gr4" draw:text-style-name="P3" svg:width="1.959cm" svg:height="0.636cm" svg:x="5.205cm" svg:y="6.918cm"><draw:text-box><text:p><text:span text:style-name="T1">Time (S)</text:span></text:p></draw:text-box></draw:frame><draw:frame text:anchor-type="paragraph" draw:z-index="7" draw:name="Forme2" draw:style-name="gr5" draw:text-style-name="P3" svg:width="1.932cm" svg:height="0.489cm" svg:x="13.54cm" svg:y="6.733cm"><draw:text-box><text:p><text:span text:style-name="T1">Time (S)</text:span></text:p></draw:text-box></draw:frame><draw:custom-shape text:anchor-type="paragraph" draw:z-index="8" draw:name="Forme4" draw:style-name="gr6" svg:width="2.091cm" svg:height="0.609cm" svg:x="0.028cm" svg:y="6.389cm"><text:p><text:span text:style-name="T2"><text:s/></text:span><text:span text:style-name="T3"><text:s text:c="4"/></text:span><text:span text:style-name="T3">User 1</text:span></text:p><draw:enhanced-geometry svg:viewBox="0 0 21600 21600" draw:type="rectangle" draw:enhanced-path="M 0 0 L 21600 0 21600 21600 0 21600 0 0 Z N"/></draw:custom-shape><draw:custom-shape text:anchor-type="paragraph" draw:z-index="9" draw:name="Forme4" draw:style-name="gr7" draw:text-style-name="P4" svg:width="2.107cm" svg:height="4.779cm" svg:x="2.288cm" svg:y="2.182cm"><text:p><text:span text:style-name="T2"><text:s text:c="4"/></text:span></text:p><text:p><text:span text:style-name="T4"/></text:p><text:p><text:span text:style-name="T4"/></text:p><text:p><text:span text:style-name="T4"/></text:p><text:p><text:span text:style-name="T4"/></text:p><text:p><text:span text:style-name="T4"/></text:p><text:p><text:span text:style-name="T3"><text:s text:c="6"/></text:span><text:span text:style-name="T3">User 2</text:span></text:p><draw:enhanced-geometry svg:viewBox="0 0 21600 21600" draw:type="rectangle" draw:enhanced-path="M 0 0 L 21600 0 21600 21600 0 21600 0 0 Z N"/></draw:custom-shape><draw:custom-shape text:anchor-type="paragraph" draw:z-index="10" draw:name="Forme4" draw:style-name="gr8" svg:width="3.601cm" svg:height="0.969cm" svg:x="8.363cm" svg:y="5.965cm"><text:p><text:span text:style-name="T2"><text:s text:c="6"/></text:span><text:span text:style-name="T3"><text:s text:c="4"/></text:span><text:span text:style-name="T3">User 1</text:span></text:p><draw:enhanced-geometry svg:viewBox="0 0 21600 21600" draw:type="rectangle" draw:enhanced-path="M 0 0 L 21600 0 21600 21600 0 21600 0 0 Z N"/></draw:custom-shape><draw:custom-shape text:anchor-type="paragraph" draw:z-index="11" draw:name="Forme4" draw:style-name="gr9" draw:text-style-name="P4" svg:width="0.738cm" svg:height="0.916cm" svg:x="12.121cm" svg:y="5.965cm"><text:p><text:span text:style-name="T3"><text:s/></text:span><text:span text:style-name="T3">User</text:span></text:p><text:p><text:span text:style-name="T3"><text:s text:c="4"/></text:span><text:span text:style-name="T3">2</text:span></text:p><draw:enhanced-geometry svg:viewBox="0 0 21600 21600" draw:type="rectangle" draw:enhanced-path="M 0 0 L 21600 0 21600 21600 0 21600 0 0 Z N"/></draw:custom-shape><draw:frame text:anchor-type="paragraph" draw:z-index="12" draw:name="Forme2" draw:style-name="gr10" draw:text-style-name="P5" svg:width="2.858cm" svg:height="0.609cm" svg:x="1.051cm" svg:y="8.135cm"><draw:text-box><text:p><text:span text:style-name="T5">Time Fairness</text:span></text:p></draw:text-box></draw:frame><draw:frame text:anchor-type="paragraph" draw:z-index="13" draw:name="Forme2" draw:style-name="gr11" draw:text-style-name="P5" svg:width="3.335cm" svg:height="0.689cm" svg:x="9.359cm" svg:y="8.162cm"><draw:text-box><text:p><text:span text:style-name="T5">Access Fairness</text:span></text:p></draw:text-box></draw:frame><draw:frame text:anchor-type="paragraph" draw:z-index="14" draw:name="Forme2" draw:style-name="gr5" draw:text-style-name="P3" svg:width="0.953cm" svg:height="0.489cm" svg:x="6.899cm" svg:y="5.609cm"><draw:text-box><text:p><text:span text:style-name="T1">16/9</text:span></text:p></draw:text-box></draw:frame><draw:frame text:anchor-type="paragraph" draw:z-index="15" draw:name="Forme2" draw:style-name="gr5" draw:text-style-name="P3" svg:width="0.318cm" svg:height="0.489cm" svg:x="-0.88cm" svg:y="6.151cm"><draw:text-box><text:p><text:span text:style-name="T1">1</text:span></text:p></draw:text-box></draw:frame><draw:line text:anchor-type="paragraph" draw:z-index="16" draw:name="Forme3" draw:style-name="gr12" draw:text-style-name="P1" svg:x1="-0.377cm" svg:y1="5.119cm" svg:x2="-0.112cm" svg:y2="5.119cm"><text:p/></draw:line><draw:line text:anchor-type="paragraph" draw:z-index="17" draw:name="Forme3" draw:style-name="gr12" draw:text-style-name="P1" svg:x1="-0.404cm" svg:y1="6.336cm" svg:x2="-0.139cm" svg:y2="6.336cm"><text:p/></draw:line><draw:line text:anchor-type="paragraph" draw:z-index="18" draw:name="Forme3" draw:style-name="gr12" draw:text-style-name="P1" svg:x1="-0.377cm" svg:y1="5.674cm" svg:x2="-0.112cm" svg:y2="5.674cm"><text:p/></draw:line><draw:line text:anchor-type="paragraph" draw:z-index="19" draw:name="Forme3" draw:style-name="gr12" draw:text-style-name="P6" svg:x1="-0.405cm" svg:y1="4.563cm" svg:x2="-0.138cm" svg:y2="4.563cm"><text:p/></draw:line><draw:line text:anchor-type="paragraph" draw:z-index="20" draw:name="Forme3" draw:style-name="gr12" draw:text-style-name="P1" svg:x1="-0.377cm" svg:y1="3.955cm" svg:x2="-0.112cm" svg:y2="3.955cm"><text:p/></draw:line><draw:line text:anchor-type="paragraph" draw:z-index="21" draw:name="Forme3" draw:style-name="gr12" draw:text-style-name="P1" svg:x1="-0.377cm" svg:y1="3.293cm" svg:x2="-0.112cm" svg:y2="3.293cm"><text:p/></draw:line><draw:line text:anchor-type="paragraph" draw:z-index="22" draw:name="Forme3" draw:style-name="gr12" draw:text-style-name="P1" svg:x1="-0.377cm" svg:y1="2.764cm" svg:x2="-0.112cm" svg:y2="2.764cm"><text:p/></draw:line><draw:line text:anchor-type="paragraph" draw:z-index="23" draw:name="Forme3" draw:style-name="gr12" draw:text-style-name="P1" svg:x1="-0.377cm" svg:y1="2.208cm" svg:x2="-0.112cm" svg:y2="2.208cm"><text:p/></draw:line><draw:frame text:anchor-type="paragraph" draw:z-index="24" draw:name="Forme2" draw:style-name="gr5" draw:text-style-name="P3" svg:width="0.318cm" svg:height="0.489cm" svg:x="-0.933cm" svg:y="1.891cm"><draw:text-box><text:p><text:span text:style-name="T1">8</text:span></text:p></draw:text-box></draw:frame><draw:line text:anchor-type="paragraph" draw:z-index="25" draw:name="Forme3" draw:style-name="gr12" draw:text-style-name="P1" svg:x1="7.878cm" svg:y1="5.965cm" svg:x2="8.143cm" svg:y2="5.965cm"><text:p/></draw:line><draw:line text:anchor-type="paragraph" draw:z-index="26" draw:name="Forme3" draw:style-name="gr12" draw:text-style-name="P1" svg:x1="7.878cm" svg:y1="5.965cm" svg:x2="8.143cm" svg:y2="5.965cm"><text:p/></draw:line><draw:line text:anchor-type="paragraph" draw:z-index="27" draw:name="Forme3" draw:style-name="gr12" draw:text-style-name="P1" svg:x1="7.878cm" svg:y1="5.965cm" svg:x2="8.143cm" svg:y2="5.965cm"><text:p/></draw:line><draw:line text:anchor-type="paragraph" draw:z-index="28" draw:name="Forme3" draw:style-name="gr12" draw:text-style-name="P1" svg:x1="7.878cm" svg:y1="6.442cm" svg:x2="8.143cm" svg:y2="6.442cm"><text:p/></draw:line><draw:frame text:anchor-type="paragraph" draw:z-index="29" draw:name="Forme2" draw:style-name="gr5" draw:text-style-name="P3" svg:width="0.318cm" svg:height="0.489cm" svg:x="7.375cm" svg:y="6.23cm"><draw:text-box><text:p><text:span text:style-name="T1">1</text:span></text:p></draw:text-box></draw:frame><draw:frame text:anchor-type="paragraph" draw:z-index="30" draw:name="Forme5" draw:style-name="gr13" draw:text-style-name="P7" svg:width="2.038cm" svg:height="0.408cm" svg:x="-0.014cm" svg:y="7.675cm"><draw:text-box><text:p><text:span text:style-name="T4">1/2 <text:s/>Second</text:span></text:p></draw:text-box></draw:frame><draw:frame text:anchor-type="paragraph" draw:z-index="31" draw:name="Forme5" draw:style-name="gr13" draw:text-style-name="P7" svg:width="2.038cm" svg:height="0.408cm" svg:x="2.427cm" svg:y="7.728cm"><draw:text-box><text:p><text:span text:style-name="T4">1/2 <text:s/>Second</text:span></text:p></draw:text-box></draw:frame><draw:frame text:anchor-type="paragraph" draw:z-index="32" draw:name="Forme5" draw:style-name="gr13" draw:text-style-name="P7" svg:width="2.038cm" svg:height="0.408cm" svg:x="9.352cm" svg:y="7.534cm"><draw:text-box><text:p><text:span text:style-name="T4">8/9 <text:s/>Second</text:span></text:p></draw:text-box></draw:frame><draw:frame text:anchor-type="paragraph" draw:z-index="33" draw:name="Forme5" draw:style-name="gr13" draw:text-style-name="P7" svg:width="2.038cm" svg:height="0.408cm" svg:x="12.042cm" svg:y="7.505cm"><draw:text-box><text:p><text:span text:style-name="T4">1/9 <text:s/>Second</text:span></text:p></draw:text-box></draw:frame><draw:line text:anchor-type="paragraph" draw:z-index="34" draw:name="Forme6" draw:style-name="gr14" draw:text-style-name="P1" svg:x1="12.042cm" svg:y1="7.373cm" svg:x2="12.931cm" svg:y2="7.373cm"><text:p/></draw:line><draw:line text:anchor-type="paragraph" draw:z-index="35" draw:name="Forme6" draw:style-name="gr14" draw:text-style-name="P1" svg:x1="8.389cm" svg:y1="7.375cm" svg:x2="12.042cm" svg:y2="7.373cm"><text:p/></draw:line><draw:line text:anchor-type="paragraph" draw:z-index="36" draw:name="Forme6" draw:style-name="gr14" draw:text-style-name="P1" svg:x1="2.304cm" svg:y1="7.558cm" svg:x2="4.465cm" svg:y2="7.558cm"><text:p/></draw:line><draw:line text:anchor-type="paragraph" draw:z-index="37" draw:name="Forme6" draw:style-name="gr14" draw:text-style-name="P1" svg:x1="0.002cm" svg:y1="7.532cm" svg:x2="2.136cm" svg:y2="7.532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cm" fo:page-height="8.7cm" style:num-format="1" style:print-orientation="portrait" fo:margin-top="0cm" fo:margin-bottom="0cm" fo:margin-left="1.799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8:17:11.930466998</meta:creation-date>
    <dc:date>2018-05-02T18:26:09.792445399</dc:date>
    <meta:editing-duration>PT10M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